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5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0" calcext:value-type="float">
            <text:p>0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7" calcext:value-type="float">
            <text:p>7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4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.00.0000</text:date>, <text:time style:data-style-name="N2" text:time-value="21:52:06.0700231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07T11:25:23.334275019</dc:date>
    <meta:editing-duration>P103DT15H1M12S</meta:editing-duration>
    <meta:editing-cycles>608</meta:editing-cycles>
    <meta:document-statistic meta:table-count="5" meta:cell-count="628" meta:object-count="0"/>
  </office:meta>
</office:document-meta>
</file>